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ucida Grande" svg:font-family="'Lucida Grande', Verdana, Arial, sans-serif"/>
    <style:font-face style:name="Menlo" svg:font-family="Menlo, Consolas, monospace"/>
    <style:font-face style:name="Segoe UI" svg:font-family="'Segoe UI', 'Segoe UI Web (West European)', 'Segoe UI', apple-system, BlinkMacSystemFont, Roboto, 'Helvetica Neue', sans-serif"/>
    <style:font-face style:name="apple-system" svg:font-family="apple-system, BlinkMacSystemFont, 'Segoe UI', system-ui, 'Apple Color Emoji', 'Segoe UI Emoji', 'Segoe UI Web', sans-serif"/>
    <style:font-face style:name="ui-monospace1" svg:font-family="ui-monospace, 'Cascadia Mono', 'Segoe UI Mono', 'Liberation Mono', Menlo, Monaco, Consolas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016cm" table:align="left"/>
    </style:style>
    <style:style style:name="Table1.A" style:family="table-column">
      <style:table-column-properties style:column-width="3.016cm"/>
    </style:style>
    <style:style style:name="Table1.A1" style:family="table-cell">
      <style:table-cell-properties style:vertical-align="middle" fo:padding-left="0.132cm" fo:padding-right="0cm" fo:padding-top="0cm" fo:padding-bottom="0.132cm" fo:border-left="0.05pt solid #dddddd" fo:border-right="none" fo:border-top="none" fo:border-bottom="0.05pt solid #eeeeee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7606a" style:font-name="ui-monospace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style:line-height-at-least="0.688cm"/>
      <style:text-properties fo:font-size="9pt" loext:padding="0cm" loext:border="none"/>
    </style:style>
    <style:style style:name="P4" style:family="paragraph" style:parent-style-name="Standard">
      <style:text-properties fo:font-size="10.5pt" fo:font-weight="bold" officeooo:rsid="0033f8fe" officeooo:paragraph-rsid="0033f8fe" style:font-size-asian="10.5pt" style:font-weight-asian="bold" style:font-size-complex="10.5pt" style:font-weight-complex="bold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>
      <style:text-properties fo:font-size="10.5pt" officeooo:paragraph-rsid="0033f8fe" style:font-size-asian="10.5pt" style:font-size-complex="10.5pt"/>
    </style:style>
    <style:style style:name="P7" style:family="paragraph" style:parent-style-name="Standard">
      <style:text-properties fo:font-size="10.5pt" officeooo:rsid="0033f8fe" officeooo:paragraph-rsid="0033f8fe" style:font-size-asian="10.5pt" style:font-size-complex="10.5pt"/>
    </style:style>
    <style:style style:name="P8" style:family="paragraph" style:parent-style-name="Standard">
      <style:text-properties fo:font-variant="normal" fo:text-transform="none" fo:color="#232629" style:font-name="ui-monospace1" fo:font-size="10.5pt" fo:letter-spacing="normal" fo:font-style="normal" fo:font-weight="normal" officeooo:rsid="0033f8fe" officeooo:paragraph-rsid="0035d0b0" style:font-size-asian="10.5pt" style:font-size-complex="10.5pt"/>
    </style:style>
    <style:style style:name="P9" style:family="paragraph" style:parent-style-name="Standard">
      <style:text-properties fo:font-variant="normal" fo:text-transform="none" fo:color="#232629" style:font-name="ui-monospace1" fo:font-size="10.5pt" fo:letter-spacing="normal" fo:font-style="normal" fo:font-weight="normal" officeooo:rsid="0035d0b0" officeooo:paragraph-rsid="0035d0b0" style:font-size-asian="10.5pt" style:font-size-complex="10.5pt"/>
    </style:style>
    <style:style style:name="P10" style:family="paragraph" style:parent-style-name="Standard">
      <style:text-properties officeooo:rsid="00375720" officeooo:paragraph-rsid="00375720"/>
    </style:style>
    <style:style style:name="P11" style:family="paragraph" style:parent-style-name="Standard">
      <style:text-properties officeooo:rsid="0038370d" officeooo:paragraph-rsid="0038370d"/>
    </style:style>
    <style:style style:name="P12" style:family="paragraph" style:parent-style-name="Standard">
      <style:paragraph-properties style:line-height-at-least="0.688cm"/>
    </style:style>
    <style:style style:name="P13" style:family="paragraph" style:parent-style-name="Standard">
      <style:paragraph-properties style:line-height-at-least="0.688cm"/>
      <style:text-properties fo:font-size="16pt" officeooo:rsid="003f431f" officeooo:paragraph-rsid="003f431f" style:font-size-asian="14pt" style:font-size-complex="16pt" loext:padding="0cm" loext:border="none"/>
    </style:style>
    <style:style style:name="P14" style:family="paragraph" style:parent-style-name="Table_20_Heading">
      <style:paragraph-properties style:line-height-at-least="0.344cm" fo:text-align="start" style:justify-single-word="false"/>
    </style:style>
    <style:style style:name="P15" style:family="paragraph" style:parent-style-name="Standard">
      <style:paragraph-properties style:line-height-at-least="0.688cm"/>
      <style:text-properties fo:font-variant="normal" fo:text-transform="none" fo:color="#5b80b2" style:text-line-through-style="none" style:text-line-through-type="none" style:font-name="Lucida Grande" fo:font-size="9pt" fo:letter-spacing="normal" fo:font-style="normal" style:text-underline-style="none" fo:font-weight="bold" style:text-blinking="false" loext:padding="0cm" loext:border="none"/>
    </style:style>
    <style:style style:name="P16" style:family="paragraph" style:parent-style-name="Standard">
      <style:text-properties officeooo:paragraph-rsid="003f9408"/>
    </style:style>
    <style:style style:name="T1" style:family="text">
      <style:text-properties officeooo:rsid="001f3ac4"/>
    </style:style>
    <style:style style:name="T2" style:family="text">
      <style:text-properties officeooo:rsid="0020962d"/>
    </style:style>
    <style:style style:name="T3" style:family="text">
      <style:text-properties officeooo:rsid="002159cf"/>
    </style:style>
    <style:style style:name="T4" style:family="text">
      <style:text-properties officeooo:rsid="00218a6e"/>
    </style:style>
    <style:style style:name="T5" style:family="text">
      <style:text-properties officeooo:rsid="0022ccd5"/>
    </style:style>
    <style:style style:name="T6" style:family="text">
      <style:text-properties officeooo:rsid="00239732"/>
    </style:style>
    <style:style style:name="T7" style:family="text">
      <style:text-properties officeooo:rsid="0026b5ed"/>
    </style:style>
    <style:style style:name="T8" style:family="text">
      <style:text-properties fo:font-variant="normal" fo:text-transform="none" fo:color="#e8e8e8" style:font-name="Menlo" fo:font-size="18pt" fo:letter-spacing="normal" fo:font-style="normal" fo:font-weight="normal"/>
    </style:style>
    <style:style style:name="T9" style:family="text">
      <style:text-properties fo:font-variant="normal" fo:text-transform="none" fo:color="#e8e8e8" fo:letter-spacing="normal"/>
    </style:style>
    <style:style style:name="T10" style:family="text">
      <style:text-properties fo:font-variant="normal" fo:text-transform="none" style:font-name="Menlo" fo:font-size="18pt" fo:letter-spacing="normal" fo:font-style="normal" fo:font-weight="normal"/>
    </style:style>
    <style:style style:name="T11" style:family="text">
      <style:text-properties fo:font-variant="normal" fo:text-transform="none" fo:color="#232629" style:font-name="ui-monospace1" fo:letter-spacing="normal" fo:font-style="normal" fo:font-weight="normal"/>
    </style:style>
    <style:style style:name="T12" style:family="text">
      <style:text-properties fo:font-variant="normal" fo:text-transform="none" fo:color="#232629" style:font-name="ui-monospace1" fo:letter-spacing="normal" fo:font-style="normal" fo:font-weight="normal" officeooo:rsid="0035d0b0"/>
    </style:style>
    <style:style style:name="T13" style:family="text">
      <style:text-properties fo:font-variant="normal" fo:text-transform="none" fo:color="#5b80b2" style:text-line-through-style="none" style:text-line-through-type="none" style:font-name="Lucida Grande" fo:font-size="9pt" fo:letter-spacing="normal" fo:font-style="normal" style:text-underline-style="none" fo:font-weight="bold" style:text-blinking="false"/>
    </style:style>
    <style:style style:name="T14" style:family="text">
      <style:text-properties fo:font-variant="normal" fo:text-transform="none" fo:color="#5b80b2" style:text-line-through-style="none" style:text-line-through-type="none" style:font-name="Lucida Grande" fo:font-size="9pt" fo:letter-spacing="normal" fo:font-style="normal" style:text-underline-style="none" fo:font-weight="bold" style:text-blinking="false" loext:padding="0cm" loext:border="none"/>
    </style:style>
    <style:style style:name="T15" style:family="text">
      <style:text-properties fo:font-variant="normal" fo:text-transform="none" fo:color="#003366" style:text-line-through-style="none" style:text-line-through-type="none" style:font-name="Lucida Grande" fo:letter-spacing="normal" fo:font-style="normal" style:text-underline-style="none" fo:font-weight="bold" style:text-blinking="false"/>
    </style:style>
    <style:style style:name="T16" style:family="text">
      <style:text-properties fo:font-variant="normal" fo:text-transform="none" fo:color="#003366" style:text-line-through-style="none" style:text-line-through-type="none" style:font-name="Lucida Grande" fo:font-size="9pt" fo:letter-spacing="normal" fo:font-style="normal" style:text-underline-style="none" fo:font-weight="bold" style:text-blinking="false"/>
    </style:style>
    <style:style style:name="T17" style:family="text">
      <style:text-properties fo:font-variant="normal" fo:text-transform="none" fo:color="#242424" style:font-name="apple-system" fo:font-size="10.5pt" fo:letter-spacing="normal" fo:font-style="normal" fo:font-weight="normal"/>
    </style:style>
    <style:style style:name="T18" style:family="text">
      <style:text-properties fo:font-variant="normal" fo:text-transform="none" fo:color="#605e5c" style:font-name="Segoe UI" fo:font-size="9pt" fo:letter-spacing="normal" fo:font-style="normal" fo:font-weight="normal"/>
    </style:style>
    <style:style style:name="T19" style:family="text">
      <style:text-properties officeooo:rsid="0033f8fe"/>
    </style:style>
    <style:style style:name="T20" style:family="text">
      <style:text-properties fo:font-size="12pt" officeooo:rsid="0033f8fe" style:font-size-asian="12pt" style:font-size-complex="12pt"/>
    </style:style>
    <style:style style:name="T21" style:family="text">
      <style:text-properties fo:color="#5b80b2" style:text-line-through-style="none" style:text-line-through-type="none" style:font-name="Lucida Grande" fo:font-size="9pt" style:text-underline-style="none" fo:font-weight="bold" style:text-blink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>it config --global user.password "Dexter@114"</text:p>
      <text:p text:style-name="Standard"><text:s text:c="2"/>git config –list</text:p>
      <text:p text:style-name="Standard"><text:tab/><text:span text:style-name="T1">It shows the current user in git</text:span></text:p>
      <text:p text:style-name="P16"><text:s text:c="2"/>922 <text:s/>git config --global user.name "<text:span text:style-name="T17">Ganeshh1</text:span>"</text:p>
      <text:p text:style-name="Standard"><text:tab/><text:span text:style-name="T1">It sets the git user</text:span></text:p>
      <text:p text:style-name="P16"><text:s text:c="2"/>923 <text:s/>git config --global user.email "<text:span text:style-name="T18">ganesh.veeramani@aspiresys.com</text:span>"</text:p>
      <text:p text:style-name="Standard"><text:tab/><text:span text:style-name="T2">Mail for setting new git user</text:span></text:p>
      <text:p text:style-name="P16"><text:s text:c="2"/>924 <text:s/>git config --global user.password "<text:a xlink:type="simple" xlink:href="mailto:HelloWorld@6699" office:target-frame-name="_blank" xlink:show="new" text:style-name="Internet_20_link" text:visited-style-name="Visited_20_Internet_20_Link">HelloWorld@6699</text:a>"</text:p>
      <text:p text:style-name="Standard"><text:tab/><text:span text:style-name="T2">Password for setting new git user</text:span></text:p>
      <text:p text:style-name="Standard"><text:s text:c="2"/>925 <text:s/>git config –list</text:p>
      <text:p text:style-name="Standard"><text:tab/><text:span text:style-name="T2">Shows current user in git</text:span></text:p>
      <text:p text:style-name="Standard"><text:s text:c="2"/>926 <text:s/>git status</text:p>
      <text:p text:style-name="Standard"><text:tab/><text:span text:style-name="T2">It shows what are the changes that we made.</text:span></text:p>
      <text:p text:style-name="Standard"><text:s text:c="2"/>929 <text:s/>git checkout .</text:p>
      <text:p text:style-name="Standard"><text:tab/><text:span text:style-name="T3">It abort the newly made changes.</text:span></text:p>
      <text:p text:style-name="Standard"><text:s text:c="2"/>931 <text:s/>git branch</text:p>
      <text:p text:style-name="Standard"><text:tab/><text:span text:style-name="T3">It shows the current git branch</text:span></text:p>
      <text:p text:style-name="Standard"><text:s text:c="2"/>933 <text:s/>git checkout stage</text:p>
      <text:p text:style-name="Standard"><text:tab/><text:span text:style-name="T3">Switch to the stage branch</text:span></text:p>
      <text:p text:style-name="Standard"><text:s text:c="10"/><text:span text:style-name="T7">git checkout -b “new branch”</text:span></text:p>
      <text:p text:style-name="Standard"><text:s text:c="13"/><text:span text:style-name="T7">It create and switch to the particular new branch</text:span></text:p>
      <text:p text:style-name="Standard"><text:s text:c="2"/>935 <text:s/>git pull origin stage</text:p>
      <text:p text:style-name="Standard"><text:tab/><text:span text:style-name="T4">Take the pull from stage branch and update in local.</text:span></text:p>
      <text:p text:style-name="Standard"><text:s text:c="2"/>937 <text:s/>git diff frontend/media/js/st-recommendation-models.js</text:p>
      <text:p text:style-name="Standard"><text:tab/><text:span text:style-name="T4">It shows what are the changes done in particular file.</text:span></text:p>
      <text:p text:style-name="Standard"><text:s text:c="2"/>940 <text:s/>git checkout -b feature/mortgage_text</text:p>
      <text:p text:style-name="Standard"><text:tab/><text:span text:style-name="T5">It create a new branch</text:span></text:p>
      <text:p text:style-name="Standard"><text:s text:c="2"/>943 <text:s/>git add frontend/media/js/st-recommendation-models.js</text:p>
      <text:p text:style-name="Standard"><text:tab/><text:span text:style-name="T5">It add the changes done recently in a particular file</text:span></text:p>
      <text:p text:style-name="Standard"><text:s text:c="2"/>944 <text:s/>git add hmrc/admin.py</text:p>
      <text:p text:style-name="Standard"><text:s text:c="2"/>947 <text:s/>git commit -m "Mortgage text updated and Year 2021 added in motu page"</text:p>
      <text:p text:style-name="Standard"><text:tab/><text:span text:style-name="T5">It save the </text:span><text:span text:style-name="T6">changes </text:span><text:span text:style-name="T5">that we made</text:span></text:p>
      <text:p text:style-name="Standard"><text:s text:c="2"/>949 <text:s/>git push origin feature/mortgage_text</text:p>
      <text:p text:style-name="Standard"><text:tab/><text:span text:style-name="T5">It update the remote repository with local commits.</text:span></text:p>
      <text:p text:style-name="Standard"><text:s text:c="2"/>950 <text:s/>history</text:p>
      <text:p text:style-name="Standard"><text:tab/><text:span text:style-name="T5">It shows all the git commands that we used before.</text:span></text:p>
      <text:p text:style-name="Standard"/>
      <text:p text:style-name="Standard"/>
      <text:p text:style-name="P4">Steps for installing nvm and change the node version</text:p>
      <text:p text:style-name="P5"/>
      <text:p text:style-name="P5"><text:span text:style-name="T19">1) </text:span><text:span text:style-name="T20">curl -o- https://raw.githubusercontent.com/nvm-sh/nvm/v0.39.1/install.sh | bash</text:span></text:p>
      <text:p text:style-name="P6"><text:span text:style-name="T19">2) </text:span><text:span text:style-name="T11">source ~/.nvm/nvm.sh <text:s/>(this will refresh the available commands in your system path).</text:span></text:p>
      <text:p text:style-name="P7"><text:span text:style-name="T11">3) </text:span><text:span text:style-name="T12">command -v nvm --&gt; to check nvm is installed or not.</text:span></text:p>
      <text:p text:style-name="P8">4) nvm install version</text:p>
      <text:p text:style-name="P9">5) nvm use version</text:p>
      <text:p text:style-name="P10">6) npm install -g <text:a xlink:type="simple" xlink:href="mailto:npm@6.14.4" text:style-name="Internet_20_link" text:visited-style-name="Visited_20_Internet_20_Link">npm@6.14.4</text:a> <text:s/>--&gt; to install particular version of npm.</text:p>
      <text:p text:style-name="P10"/>
      <text:p text:style-name="P11">Formik package for form validation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<text:span text:style-name="T8">Module not found: Error: You attempted to import </text:span><text:span text:style-name="T10">./../userData.js</text:span><text:span text:style-name="T9"> </text:span><text:span text:style-name="T8">which falls outside of the project </text:span><text:span text:style-name="T10">src/</text:span><text:span text:style-name="T9"> </text:span><text:span text:style-name="T8">directory. Relative imports outside of </text:span><text:span text:style-name="T10">src/</text:span><text:span text:style-name="T9"> </text:span><text:span text:style-name="T8">are not supported. You can either move it inside </text:span><text:span text:style-name="T10">src/</text:span><text:span text:style-name="T8">, or add a symlink to it from project's </text:span><text:span text:style-name="T10">node_modules/</text:span><text:span text:style-name="T8">.</text:span></text:p>
      <text:p text:style-name="Standard"/>
      <text:p text:style-name="P3"/>
      <text:p text:style-name="P13">Normal<text:tab/><text:tab/><text:tab/><text:tab/><text:tab/><text:tab/><text:tab/>error</text:p>
      <text:p text:style-name="P12"><text:a xlink:type="simple" xlink:href="mailto:example12@gmail.com" text:style-name="Internet_20_link" text:visited-style-name="Visited_20_Internet_20_Link">example12@gmail.com</text:a><text:span text:style-name="T14"><text:tab/><text:tab/><text:tab/><text:tab/><text:tab/></text:span><text:a xlink:type="simple" xlink:href="http://127.0.0.1:8000/motu/auth/user/98479/" text:style-name="Internet_20_link" text:visited-style-name="Visited_20_Internet_20_Link"><text:span text:style-name="T16">yhjk@gmail.com</text:span></text:a></text:p>
      <text:p text:style-name="P12"><text:a xlink:type="simple" xlink:href="mailto:26july2021@stage.com" text:style-name="Internet_20_link" text:visited-style-name="Visited_20_Internet_20_Link">26july2021@stage.com</text:a><text:bookmark text:name="result_list"/><text:span text:style-name="T14"><text:tab/><text:tab/><text:tab/><text:tab/><text:tab/></text:span><text:a xlink:type="simple" xlink:href="http://127.0.0.1:8000/motu/auth/user/98258/" text:style-name="Internet_20_link" text:visited-style-name="Visited_20_Internet_20_Link"><text:span text:style-name="T13">abc123@gmail.com</text:span></text:a></text:p>
      <table:table table:name="Table1" table:style-name="Table1">
        <table:table-column table:style-name="Table1.A"/>
        <table:table-row table:style-name="TableLine94159148104688">
          <table:table-cell table:style-name="Table1.A1" office:value-type="string">
            <text:p text:style-name="P14"><text:a xlink:type="simple" xlink:href="http://127.0.0.1:8000/motu/auth/user/98482/" text:style-name="Internet_20_link" text:visited-style-name="Visited_20_Internet_20_Link"><text:span text:style-name="T21"><text:line-break/>iop@gmail.com</text:span></text:a></text:p>
          </table:table-cell>
        </table:table-row>
      </table:table>
      <text:p text:style-name="P3"><text:a xlink:type="simple" xlink:href="http://127.0.0.1:8000/motu/auth/user/98355/" text:style-name="Internet_20_link" text:visited-style-name="Visited_20_Internet_20_Link"><text:span text:style-name="T15">rs1@gmail.com</text:span></text:a></text:p>
      <text:p text:style-name="P15"/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ucida Grande" svg:font-family="'Lucida Grande', Verdana, Arial, sans-serif"/>
    <style:font-face style:name="Menlo" svg:font-family="Menlo, Consolas, monospace"/>
    <style:font-face style:name="Segoe UI" svg:font-family="'Segoe UI', 'Segoe UI Web (West European)', 'Segoe UI', apple-system, BlinkMacSystemFont, Roboto, 'Helvetica Neue', sans-serif"/>
    <style:font-face style:name="apple-system" svg:font-family="apple-system, BlinkMacSystemFont, 'Segoe UI', system-ui, 'Apple Color Emoji', 'Segoe UI Emoji', 'Segoe UI Web', sans-serif"/>
    <style:font-face style:name="ui-monospace1" svg:font-family="ui-monospace, 'Cascadia Mono', 'Segoe UI Mono', 'Liberation Mono', Menlo, Monaco, Consolas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4:16:42.181923436</meta:creation-date>
    <dc:date>2022-06-30T19:07:34.158703339</dc:date>
    <meta:editing-duration>P1DT15H58M47S</meta:editing-duration>
    <meta:editing-cycles>18</meta:editing-cycles>
    <meta:generator>LibreOffice/6.4.7.2$Linux_X86_64 LibreOffice_project/40$Build-2</meta:generator>
    <meta:document-statistic meta:table-count="1" meta:image-count="0" meta:object-count="0" meta:page-count="2" meta:paragraph-count="51" meta:word-count="336" meta:character-count="2202" meta:non-whitespace-character-count="1815"/>
  </office:meta>
</office:document-meta>
</file>